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12B39B70EE77C7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ffff" draw:auto-grow-height="true" fo:min-height="15.143cm"/>
    </style:style>
    <style:style style:name="pr6" style:family="presentation" style:parent-style-name="midnightblue-subtitle" style:list-style-name="L2">
      <style:graphic-properties draw:fill-color="#ffffff" draw:auto-grow-height="true" fo:min-height="15.143cm"/>
    </style:style>
    <style:style style:name="pr7" style:family="presentation" style:parent-style-name="midnightblue-subtitle" style:list-style-name="L2">
      <style:graphic-properties draw:fill-color="#ffffff" draw:auto-grow-height="true" fo:min-height="15.143cm"/>
    </style:style>
    <style:style style:name="pr8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333333"/>
    </style:style>
    <style:style style:name="T3" style:family="text">
      <style:text-properties fo:color="#800000"/>
    </style:style>
    <style:style style:name="T4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Containers Lifetime &amp; Persistent Data</text:span></text:p>
          </draw:text-box>
        </draw:frame>
        <draw:custom-shape draw:style-name="gr1" draw:text-style-name="P2" draw:layer="layout" svg:width="21.8cm" svg:height="6.955cm" svg:x="2.6cm" svg:y="7.445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In This Section:</text:p>
          </draw:text-box>
        </draw:frame>
        <draw:frame presentation:style-name="pr5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Lectures around Persistent Data</text:p>
              </text:list-item>
              <text:list-item>
                <text:p text:style-name="P4">Problems in Persistent Data</text:p>
              </text:list-item>
              <text:list-item>
                <text:p text:style-name="P4">Key Concepts with Containers: Immutable, ephermal</text:p>
              </text:list-item>
              <text:list-item>
                <text:p text:style-name="P4">Learning &amp; using Data Volumes</text:p>
              </text:list-item>
              <text:list-item>
                <text:p text:style-name="P4">Learning &amp; using Bind Mounts</text:p>
              </text:list-item>
              <text:list-item>
                <text:p text:style-name="P4">Assignmen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Containers Lifetime &amp; Persistent Data</text:p>
          </draw:text-box>
        </draw:frame>
        <draw:frame presentation:style-name="pr6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<text:span text:style-name="T2">Containers are usually immutable and emphemeral</text:span></text:p>
              </text:list-item>
              <text:list-item>
                <text:p text:style-name="P4"><text:span text:style-name="T2">‘</text:span><text:span text:style-name="T3">Immutable Infrastructure</text:span><text:span text:style-name="T2">’: Only re-deploy containers never change</text:span></text:p>
              </text:list-item>
              <text:list-item>
                <text:p text:style-name="P4"><text:span text:style-name="T2">This is ideal Scenario, but What about Database, or unique Data?</text:span></text:p>
              </text:list-item>
              <text:list-item>
                <text:p text:style-name="P4"><text:span text:style-name="T2">Docker gives us feature to ensure these ‘</text:span><text:span text:style-name="T3">Sepration of concerns</text:span><text:span text:style-name="T2">’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Containers Lifetime &amp; Persistent Data</text:p>
          </draw:text-box>
        </draw:frame>
        <draw:frame presentation:style-name="pr7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<text:span text:style-name="T2">Unique data is preserved for us, while our container is recycled.</text:span></text:p>
              </text:list-item>
              <text:list-item>
                <text:p text:style-name="P4"><text:span text:style-name="T2">This is know as ‘Persistent Data’</text:span></text:p>
              </text:list-item>
              <text:list-item>
                <text:p text:style-name="P4"><text:span text:style-name="T2">Two ways: Volumens and Bind Mounts</text:span></text:p>
              </text:list-item>
              <text:list-item>
                <text:p text:style-name="P4"><text:span text:style-name="T2">Volumes: Make Special Location outside of Container UFS</text:span></text:p>
              </text:list-item>
              <text:list-item>
                <text:p text:style-name="P4"><text:span text:style-name="T2">Bind Mounts: Link Container path to Host Pat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8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4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12B39B70EE77C7A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1-07T22:02:56.887070136</dc:date>
    <meta:editing-duration>PT5H56M28S</meta:editing-duration>
    <meta:editing-cycles>14</meta:editing-cycles>
    <meta:generator>LibreOffice/5.1.6.2$Linux_X86_64 LibreOffice_project/10m0$Build-2</meta:generator>
    <meta:document-statistic meta:object-count="57"/>
  </office:meta>
</office:document-meta>
</file>